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28cm" svg:stroke-color="#000000" draw:marker-start-width="0.242cm" draw:marker-end-width="0.242cm" draw:fill-color="#0084d1" draw:textarea-horizontal-align="justify" draw:textarea-vertical-align="middle" draw:auto-grow-height="false" fo:min-height="0.75cm" fo:min-width="3.5cm"/>
    </style:style>
    <style:style style:name="gr2" style:family="graphic" style:parent-style-name="standard">
      <style:graphic-properties svg:stroke-width="0.028cm" svg:stroke-color="#000000" draw:marker-start-width="0.242cm" draw:marker-end-width="0.242cm" draw:fill-color="#ffff66" draw:textarea-horizontal-align="justify" draw:textarea-vertical-align="middle" draw:auto-grow-height="false" fo:min-height="0.75cm" fo:min-width="0.5cm" fo:padding-top="0.139cm" fo:padding-bottom="0.139cm" fo:padding-left="0.264cm" fo:padding-right="0.264cm"/>
    </style:style>
    <style:style style:name="gr3" style:family="graphic" style:parent-style-name="standard">
      <style:graphic-properties svg:stroke-width="0.028cm" svg:stroke-color="#000000" draw:marker-start-width="0.242cm" draw:marker-end-width="0.242cm" draw:fill-color="#c5000b" draw:textarea-horizontal-align="justify" draw:textarea-vertical-align="middle" draw:auto-grow-height="false" fo:min-height="0.75cm" fo:min-width="0.5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15975b" draw:textarea-horizontal-align="justify" draw:textarea-vertical-align="middle" draw:auto-grow-height="false" fo:min-height="0.75cm" fo:min-width="2.5cm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-color="#0f7043" draw:textarea-horizontal-align="justify" draw:textarea-vertical-align="middle" draw:auto-grow-height="false" fo:min-height="0.75cm" fo:min-width="0.5cm" fo:padding-top="0.139cm" fo:padding-bottom="0.139cm" fo:padding-left="0.264cm" fo:padding-right="0.264cm"/>
    </style:style>
    <style:style style:name="gr6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7" style:family="graphic" style:parent-style-name="objectwithoutfill">
      <style:graphic-properties draw:stroke="dash" draw:stroke-dash="Fine_20_Dashed"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svg:stroke-color="#000000" draw:marker-start="Arrow" draw:marker-start-width="0.2cm" draw:marker-end="Arrow" draw:marker-end-width="0.2cm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57cm" fo:min-width="0cm"/>
    </style:style>
    <style:style style:name="gr11" style:family="graphic" style:parent-style-name="standard">
      <style:graphic-properties svg:stroke-width="0.028cm" svg:stroke-color="#000000" draw:marker-start-width="0.242cm" draw:marker-end-width="0.242cm" draw:fill="none" draw:fill-color="#15975b" draw:textarea-horizontal-align="justify" draw:textarea-vertical-align="middle" draw:auto-grow-height="false" fo:min-height="0.722cm" fo:min-width="0.472cm" fo:padding-top="0.139cm" fo:padding-bottom="0.139cm" fo:padding-left="0.264cm" fo:padding-right="0.264cm"/>
    </style:style>
    <style:style style:name="gr12" style:family="graphic" style:parent-style-name="standard">
      <style:graphic-properties draw:stroke="solid" svg:stroke-width="0.028cm" svg:stroke-color="#000000" draw:marker-start-width="0.242cm" draw:marker-end-width="0.242cm" draw:fill-color="#0084d1" draw:textarea-horizontal-align="justify" draw:textarea-vertical-align="middle" draw:auto-grow-height="false" fo:min-height="0.75cm" fo:min-width="2.5cm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loext:graphic-properties draw:fill-color="#0084d1"/>
      <style:paragraph-properties fo:text-align="center"/>
      <style:text-properties fo:color="#ffffff" fo:font-size="11pt" style:font-size-asian="11pt" style:font-size-complex="11pt"/>
    </style:style>
    <style:style style:name="P3" style:family="paragraph">
      <loext:graphic-properties draw:fill-color="#ffff66"/>
      <style:paragraph-properties fo:text-align="center"/>
      <style:text-properties fo:color="#ffff66" fo:font-size="11pt" style:font-size-asian="11pt" style:font-size-complex="11pt"/>
    </style:style>
    <style:style style:name="P4" style:family="paragraph">
      <loext:graphic-properties draw:fill-color="#c5000b"/>
      <style:paragraph-properties fo:text-align="center"/>
      <style:text-properties fo:font-size="11pt" style:font-size-asian="11pt" style:font-size-complex="11pt"/>
    </style:style>
    <style:style style:name="P5" style:family="paragraph">
      <loext:graphic-properties draw:fill-color="#15975b"/>
      <style:paragraph-properties fo:text-align="center"/>
      <style:text-properties fo:color="#ffffff" fo:font-size="11pt" style:font-size-asian="11pt" style:font-size-complex="11pt"/>
    </style:style>
    <style:style style:name="P6" style:family="paragraph">
      <loext:graphic-properties draw:fill-color="#0f7043"/>
      <style:paragraph-properties fo:text-align="center"/>
      <style:text-properties fo:color="#ffffff" fo:font-size="11pt" style:font-size-asian="11pt" style:font-size-complex="11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15975b"/>
      <style:paragraph-properties fo:text-align="center"/>
      <style:text-properties fo:color="#000000" fo:font-size="11pt" style:font-size-asian="11pt" style:font-size-complex="11pt"/>
    </style:style>
    <style:style style:name="T1" style:family="text">
      <style:text-properties fo:color="#ffffff" fo:font-size="11pt" style:font-size-asian="11pt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ffffff" fo:font-size="11pt" fo:language="en" fo:country="US" style:font-size-asian="11pt" style:font-size-complex="11pt"/>
    </style:style>
    <style:style style:name="T4" style:family="text">
      <style:text-properties fo:color="#ffffff" fo:font-size="11pt" style:font-size-asian="11pt" style:font-size-complex="11pt" style:text-overline-style="solid" style:text-overline-width="auto" style:text-overline-color="font-color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color="#000000" fo:font-size="11pt" fo:language="en" fo:country="US" style:font-size-asian="11pt" style:font-size-complex="11pt"/>
    </style:style>
    <style:style style:name="T7" style:family="text">
      <style:text-properties fo:color="#000000" fo:font-size="11pt" fo:language="en" fo:country="US" style:font-size-asian="11pt" style:font-size-complex="11pt" style:text-overline-style="solid" style:text-overline-width="auto" style:text-overline-color="font-color"/>
    </style:style>
    <style:style style:name="T8" style:family="text">
      <style:text-properties fo:color="#000000" fo:font-size="11pt" fo:language="en" fo:country="US" style:text-underline-style="none" style:font-size-asian="11pt" style:font-size-complex="11pt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4cm" svg:height="1cm" svg:x="10.1cm" svg:y="0.2cm">
          <text:p text:style-name="P1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cm" svg:height="1cm" svg:x="0.1cm" svg:y="0.2cm">
          <text:p text:style-name="P1"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cm" svg:height="1cm" svg:x="15.1cm" svg:y="0.2cm">
          <text:p text:style-name="P1"><text:span text:style-name="T2">P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cm" svg:height="1cm" svg:x="1.1cm" svg:y="0.2cm">
          <text:p text:style-name="P1"><text:span text:style-name="T3">Slave Addres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cm" svg:height="1cm" svg:x="4.1cm" svg:y="0.2cm">
          <text:p text:style-name="P1"><text:span text:style-name="T1">R/</text:span><text:span text:style-name="T4">W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10.1cm" svg:y1="0.2cm" svg:x2="11.1cm" svg:y2="0.2cm">
          <text:p/>
        </draw:line>
        <draw:line draw:style-name="gr6" draw:text-style-name="P7" draw:layer="layout" svg:x1="13.1cm" svg:y1="0.2cm" svg:x2="14.1cm" svg:y2="0.2cm">
          <text:p/>
        </draw:line>
        <draw:line draw:style-name="gr7" draw:text-style-name="P7" draw:layer="layout" svg:x1="11.1cm" svg:y1="0.2cm" svg:x2="13.1cm" svg:y2="0.2cm">
          <text:p/>
        </draw:line>
        <draw:line draw:style-name="gr6" draw:text-style-name="P7" draw:layer="layout" svg:x1="10.1cm" svg:y1="1.2cm" svg:x2="11.1cm" svg:y2="1.2cm">
          <text:p/>
        </draw:line>
        <draw:line draw:style-name="gr6" draw:text-style-name="P7" draw:layer="layout" svg:x1="13.1cm" svg:y1="1.2cm" svg:x2="14.1cm" svg:y2="1.2cm">
          <text:p/>
        </draw:line>
        <draw:line draw:style-name="gr7" draw:text-style-name="P7" draw:layer="layout" svg:x1="11.1cm" svg:y1="1.2cm" svg:x2="13.1cm" svg:y2="1.2cm">
          <text:p/>
        </draw:line>
        <draw:line draw:style-name="gr8" draw:text-style-name="P7" draw:layer="layout" svg:x1="1.1cm" svg:y1="1.393cm" svg:x2="1.1cm" svg:y2="1.593cm">
          <text:p/>
        </draw:line>
        <draw:line draw:style-name="gr8" draw:text-style-name="P7" draw:layer="layout" svg:x1="4.1cm" svg:y1="1.393cm" svg:x2="4.1cm" svg:y2="1.593cm">
          <text:p/>
        </draw:line>
        <draw:line draw:style-name="gr8" draw:text-style-name="P7" draw:layer="layout" svg:x1="9.099cm" svg:y1="1.393cm" svg:x2="9.099cm" svg:y2="1.593cm">
          <text:p/>
        </draw:line>
        <draw:line draw:style-name="gr9" draw:text-style-name="P1" draw:layer="layout" svg:x1="1.1cm" svg:y1="1.493cm" svg:x2="4.1cm" svg:y2="1.493cm">
          <text:p/>
        </draw:line>
        <draw:line draw:style-name="gr9" draw:text-style-name="P1" draw:layer="layout" svg:x1="4.1cm" svg:y1="1.493cm" svg:x2="5.1cm" svg:y2="1.493cm">
          <text:p/>
        </draw:line>
        <draw:frame draw:style-name="gr10" draw:text-style-name="P8" draw:layer="layout" svg:width="3cm" svg:height="0.607cm" svg:x="1.1cm" svg:y="1.583cm">
          <draw:text-box>
            <text:p><text:span text:style-name="T5">7 Bit</text:span></text:p>
          </draw:text-box>
        </draw:frame>
        <draw:frame draw:style-name="gr10" draw:text-style-name="P8" draw:layer="layout" svg:width="1.441cm" svg:height="0.607cm" svg:x="3.859cm" svg:y="1.593cm">
          <draw:text-box>
            <text:p><text:span text:style-name="T5">1 Bit</text:span></text:p>
          </draw:text-box>
        </draw:frame>
        <draw:custom-shape draw:style-name="gr11" draw:text-style-name="P9" draw:layer="layout" svg:width="1cm" svg:height="1cm" svg:x="5.1cm" svg:y="0.2cm">
          <text:p text:style-name="P1"><text:span text:style-name="T6">A</text:span></text:p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0.099cm" svg:y1="1.4cm" svg:x2="10.099cm" svg:y2="1.6cm">
          <text:p/>
        </draw:line>
        <draw:line draw:style-name="gr9" draw:text-style-name="P1" draw:layer="layout" svg:x1="9.1cm" svg:y1="1.493cm" svg:x2="10.1cm" svg:y2="1.493cm">
          <text:p/>
        </draw:line>
        <draw:frame draw:style-name="gr10" draw:text-style-name="P8" draw:layer="layout" svg:width="1.441cm" svg:height="0.607cm" svg:x="8.859cm" svg:y="1.593cm">
          <draw:text-box>
            <text:p><text:span text:style-name="T5">1 Bit</text:span></text:p>
          </draw:text-box>
        </draw:frame>
        <draw:custom-shape draw:style-name="gr12" draw:text-style-name="P2" draw:layer="layout" svg:width="3cm" svg:height="1cm" svg:x="6.1cm" svg:y="0.2cm">
          <text:p text:style-name="P1"><text:span text:style-name="T1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9" draw:text-style-name="P1" draw:layer="layout" svg:x1="6.1cm" svg:y1="1.5cm" svg:x2="9.1cm" svg:y2="1.5cm">
          <text:p/>
        </draw:line>
        <draw:frame draw:style-name="gr10" draw:text-style-name="P8" draw:layer="layout" svg:width="1.441cm" svg:height="0.607cm" svg:x="6.881cm" svg:y="1.593cm">
          <draw:text-box>
            <text:p><text:span text:style-name="T5">1 Byte</text:span></text:p>
          </draw:text-box>
        </draw:frame>
        <draw:custom-shape draw:style-name="gr11" draw:text-style-name="P9" draw:layer="layout" svg:width="1cm" svg:height="1cm" svg:x="9.1cm" svg:y="0.2cm">
          <text:p text:style-name="P1"><text:span text:style-name="T6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9" draw:layer="layout" svg:width="1cm" svg:height="1cm" svg:x="14.1cm" svg:y="0.2cm">
          <text:p text:style-name="P1"><text:span text:style-name="T7">A</text:span><text:span text:style-name="T8">/A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7" draw:layer="layout" svg:x1="5.101cm" svg:y1="1.393cm" svg:x2="5.101cm" svg:y2="1.593cm">
          <text:p/>
        </draw:line>
        <draw:line draw:style-name="gr8" draw:text-style-name="P7" draw:layer="layout" svg:x1="6.101cm" svg:y1="1.4cm" svg:x2="6.101cm" svg:y2="1.6cm">
          <text:p/>
        </draw:line>
        <draw:line draw:style-name="gr9" draw:text-style-name="P1" draw:layer="layout" svg:x1="5.102cm" svg:y1="1.493cm" svg:x2="6.102cm" svg:y2="1.493cm">
          <text:p/>
        </draw:line>
        <draw:frame draw:style-name="gr10" draw:text-style-name="P8" draw:layer="layout" svg:width="1.441cm" svg:height="0.607cm" svg:x="4.861cm" svg:y="1.593cm">
          <draw:text-box>
            <text:p><text:span text:style-name="T5">1 Bit</text:span></text:p>
          </draw:text-box>
        </draw:frame>
        <draw:line draw:style-name="gr8" draw:text-style-name="P7" draw:layer="layout" svg:x1="14.14cm" svg:y1="1.393cm" svg:x2="14.14cm" svg:y2="1.593cm">
          <text:p/>
        </draw:line>
        <draw:line draw:style-name="gr8" draw:text-style-name="P7" draw:layer="layout" svg:x1="15.14cm" svg:y1="1.4cm" svg:x2="15.14cm" svg:y2="1.6cm">
          <text:p/>
        </draw:line>
        <draw:line draw:style-name="gr9" draw:text-style-name="P1" draw:layer="layout" svg:x1="14.141cm" svg:y1="1.493cm" svg:x2="15.141cm" svg:y2="1.493cm">
          <text:p/>
        </draw:line>
        <draw:frame draw:style-name="gr10" draw:text-style-name="P8" draw:layer="layout" svg:width="1.441cm" svg:height="0.607cm" svg:x="13.9cm" svg:y="1.593cm">
          <draw:text-box>
            <text:p><text:span text:style-name="T5">1 Bi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2cm" fo:page-height="2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3T21:21:31.665279201</meta:creation-date>
    <meta:editing-duration>PT19M5S</meta:editing-duration>
    <meta:editing-cycles>7</meta:editing-cycles>
    <meta:generator>LibreOffice/5.1.4.2$Linux_X86_64 LibreOffice_project/10m0$Build-2</meta:generator>
    <dc:date>2016-08-16T17:17:47.153022774</dc:date>
    <meta:document-statistic meta:object-count="35"/>
  </office:meta>
</office:document-meta>
</file>